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float" office:value="80523700" calcext:value-type="float">
            <text:p>805237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float" office:value="65633200" calcext:value-type="float">
            <text:p>656332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float" office:value="63730100" calcext:value-type="float">
            <text:p>63730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float" office:value="59685200" calcext:value-type="float">
            <text:p>59685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float" office:value="46704300" calcext:value-type="float">
            <text:p>46704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Warsaw</text:p>
          </table:table-cell>
          <table:table-cell office:value-type="float" office:value="38533300" calcext:value-type="float">
            <text:p>38533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float" office:value="20057500" calcext:value-type="float">
            <text:p>20057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Amsterdam</text:p>
          </table:table-cell>
          <table:table-cell office:value-type="float" office:value="16779600" calcext:value-type="float">
            <text:p>16779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russels</text:p>
          </table:table-cell>
          <table:table-cell office:value-type="float" office:value="11161600" calcext:value-type="float">
            <text:p>11161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office:value-type="float" office:value="11062500" calcext:value-type="float">
            <text:p>11062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7T20:14:12.149000000</meta:creation-date>
    <dc:date>2020-07-27T20:17:31.432000000</dc:date>
    <meta:editing-duration>PT3M20S</meta:editing-duration>
    <meta:editing-cycles>2</meta:editing-cycles>
    <meta:generator>LibreOffice/6.4.5.2$Windows_X86_64 LibreOffice_project/a726b36747cf2001e06b58ad5db1aa3a9a1872d6</meta:generator>
    <meta:document-statistic meta:table-count="1" meta:cell-count="44" meta:object-count="0"/>
  </office:meta>
</office:document-meta>
</file>